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3.71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ce181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ce181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color="#ce181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color="#ce18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2" table:number-columns-repeated="3" table:default-cell-style-name="ce4"/>
        <table:table-column table:style-name="co7" table:number-columns-repeated="976" table:default-cell-style-name="ce4"/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4"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di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8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ca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cn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o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n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n]</text:p>
          </table:table-cell>
          <table:table-cell table:style-name="ce7" office:value-type="string" calcext:value-type="string">
            <text:p>[a,n,a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,a,n]</text:p>
          </table:table-cell>
          <table:table-cell table:style-name="ce7" office:value-type="string" calcext:value-type="string">
            <text:p>[a,n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n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n]</text:p>
          </table:table-cell>
          <table:table-cell table:style-name="ce7" office:value-type="string" calcext:value-type="string">
            <text:p>[n,n,n]</text:p>
          </table:table-cell>
          <table:table-cell table:style-name="ce7" office:value-type="string" calcext:value-type="string">
            <text:p>[n,n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 ]</text:p>
          </table:table-cell>
          <table:table-cell table:number-columns-repeated="2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2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5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26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7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s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number-columns-repeated="41" office:value-type="string" calcext:value-type="string">
            <text:p>[ ]</text:p>
          </table:table-cell>
          <table:table-cell table:style-name="ce7" office:value-type="string" calcext:value-type="string">
            <text:p>[s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3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6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s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number-columns-repeated="41" office:value-type="string" calcext:value-type="string">
            <text:p>[ ]</text:p>
          </table:table-cell>
          <table:table-cell table:style-name="ce7" office:value-type="string" calcext:value-type="string">
            <text:p>[s]</text:p>
          </table:table-cell>
          <table:table-cell office:value-type="string" calcext:value-type="string">
            <text:p>[s]</text:p>
          </table:table-cell>
          <table:table-cell table:style-name="ce7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4" office:value-type="string" calcext:value-type="string">
            <text:p>A</text:p>
          </table:table-cell>
          <table:table-cell table:style-name="ce12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3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3" office:value-type="string" calcext:value-type="string">
            <text:p>S3</text:p>
          </table:table-cell>
          <table:table-cell table:style-name="ce7" office:value-type="string" calcext:value-type="string">
            <text:p>S2</text:p>
          </table:table-cell>
          <table:table-cell table:number-columns-repeated="12" office:value-type="string" calcext:value-type="string">
            <text:p>S2</text:p>
          </table:table-cell>
          <table:table-cell table:style-name="ce12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table:number-columns-repeated="2"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table:number-columns-repeated="2"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number-columns-repeated="2" table:style-name="ce9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number-columns-repeated="2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number-columns-repeated="2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number-columns-repeated="2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c3.s.m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[ ]</text:p>
          </table:table-cell>
          <table:table-cell table:number-columns-repeated="41" table:style-name="ce6" office:value-type="string" calcext:value-type="string">
            <text:p>[ ]</text:p>
          </table:table-cell>
          <table:table-cell table:style-name="ce8" office:value-type="string" calcext:value-type="string">
            <text:p>[s]</text:p>
          </table:table-cell>
          <table:table-cell table:number-columns-repeated="2" table:style-name="ce6" office:value-type="string" calcext:value-type="string">
            <text:p>[s]</text:p>
          </table:table-cell>
          <table:table-cell table:style-name="ce13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5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26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number-columns-repeated="3"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number-columns-repeated="6" table:style-name="ce6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number-columns-repeated="6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13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12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uc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/>
          <table:table-cell table:style-name="ce29" table:number-columns-repeated="3"/>
          <table:table-cell table:style-name="Default" table:number-columns-repeated="2"/>
          <table:table-cell table:style-name="ce29"/>
          <table:table-cell table:style-name="Default" table:number-columns-repeated="2"/>
          <table:table-cell table:style-name="ce29" table:number-columns-repeated="2"/>
          <table:table-cell table:style-name="Default" table:number-columns-repeated="2"/>
          <table:table-cell table:style-name="ce29"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7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8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3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2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5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number-columns-repeated="4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6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5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style-name="Default"/>
          <table:table-cell table:style-name="ce19" table:number-columns-repeated="3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19"/>
          <table:table-cell/>
          <table:table-cell table:style-name="ce7"/>
          <table:table-cell table:number-columns-repeated="10"/>
          <table:table-cell table:style-name="ce25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976"/>
        </table:table-row>
        <table:table-row table:style-name="ro1">
          <table:table-cell office:value-type="string" calcext:value-type="string">
            <text:p>graph:</text:p>
          </table:table-cell>
          <table:table-cell office:value-type="string" calcext:value-type="string">
            <text:p>(1,7) (2,6,8) (3,5) (11,13) (14,16) (18,2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Default" table:number-columns-repeated="2"/>
          <table:table-cell table:style-name="ce29"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number-columns-repeated="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3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9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4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2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4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style-name="ce6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4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4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style-name="Default" table:number-columns-repeated="2"/>
          <table:table-cell table:style-name="ce19"/>
          <table:table-cell table:style-name="Default" table:number-columns-repeated="4"/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09:31:26.409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50:41.996668224</meta:creation-date>
    <dc:date>2018-03-12T10:25:20.756451069</dc:date>
    <meta:editing-duration>PT3H12M17S</meta:editing-duration>
    <meta:editing-cycles>44</meta:editing-cycles>
    <meta:generator>LibreOffice/6.0.2.1.0$Linux_X86_64 LibreOffice_project/00m0$Build-1</meta:generator>
    <meta:document-statistic meta:table-count="1" meta:cell-count="1333" meta:object-count="0"/>
  </office:meta>
</office:document-meta>
</file>